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bold"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bold" fo:font-family="'Times New Roman'" style:font-family-asian="'Times New Roman'" style:font-family-complex="'Times New Roman'" fo:background-color="transparent" style:use-window-font-color="true"/>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bold" fo:font-family="'Times New Roman'" style:font-family-asian="'Times New Roman'" style:font-family-complex="'Times New Roman'" fo:background-color="transparent" style:use-window-font-color="true"/>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4.00pt" fo:font-weight="bold" fo:font-family="'Times New Roman'" style:font-family-asian="'Times New Roman'" style:font-family-complex="'Times New Roman'" fo:background-color="transparent" style:use-window-font-color="true"/>
    </style:style>
    <style:style style:name="T16" style:family="text">
      <style:text-properties fo:font-size="14.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bold" fo:font-family="'Times New Roman'" style:font-family-asian="'Times New Roman'" style:font-family-complex="'Times New Roman'"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style:style style:name="P3" style:family="paragraph">
      <style:paragraph-properties fo:line-height="115.00%" fo:text-align="left" fo:margin-bottom="10.00pt"/>
    </style:style>
  </office:automatic-styles>
  <office:body>
    <office:text>
      <text:p text:style-name="P1"><text:span text:style-name="T1">Project Name:</text:span><text:span text:style-name="T2"><text:s/>Inventory Management System For Retailers </text:span></text:p>
      <text:p text:style-name="P1"><text:span text:style-name="T3">Abstract:</text:span></text:p>
      <text:p text:style-name="P2"><text:span text:style-name="T3"><text:tab/></text:span><text:span text:style-name="T4">Inventory management system which is helpful for the business operators, where shopkeeper keep the records of purchase and sales. Mismanaged inventory means disappointed customers ,too much cash tied up in slower sale and warehouses .This inventory is eliminate paper work, human faults , manual delay and speed up process .This inventory management system will have the ability to track sales and available inventory, tells a shopkeeper when it’s time to reorder and how much to purchase. Inventory management system is windows application developed for windows operating systems which focused in the area of inventory control and generate .The software is made up of two parts: The frontend is developed using Microsoft Visual basic 2010 and the Backend from SQL server Database 2008. Keywords: Database, Inventory, public, software.</text:span></text:p>
      <text:p text:style-name="P3"><text:span text:style-name="T5">Language Used:<text:s/></text:span><text:span text:style-name="T6">Python Programming</text:span></text:p>
      <text:p text:style-name="P3"><text:span text:style-name="T7">Version:<text:s/></text:span><text:span text:style-name="T8">3.8 (or) 3.9</text:span></text:p>
      <text:p text:style-name="P3"><text:span text:style-name="T9">Database:<text:s/></text:span><text:span text:style-name="T10">SQLite 3</text:span></text:p>
      <text:p text:style-name="P3"><text:span text:style-name="T11">Type:<text:s/></text:span><text:span text:style-name="T12">Python Tkinter Based Project</text:span></text:p>
      <text:p text:style-name="P3"><text:span text:style-name="T13">Developer:<text:s/></text:span><text:span text:style-name="T14">IT SourceCode</text:span></text:p>
      <text:p text:style-name="P3"><text:span text:style-name="T15">Updates:<text:s/></text:span><text:span text:style-name="T16">0</text:span><text:span text:style-name="T1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